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float" office:value="0.785" calcext:value-type="float">
            <text:p>0,785</text:p>
          </table:table-cell>
          <table:table-cell/>
          <table:table-cell table:formula="of:=COS([.A1])" office:value-type="float" office:value="0.7073882691672" calcext:value-type="float">
            <text:p>0,7073882692</text:p>
          </table:table-cell>
          <table:table-cell table:formula="of:=-SIN([.A1])" office:value-type="float" office:value="-0.706825181105366" calcext:value-type="float">
            <text:p>-0,70682518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C1]*[.F1]+[.D1]*[.F2]" office:value-type="float" office:value="-14.1083492190156" calcext:value-type="float">
            <text:p>-14,108349219</text:p>
          </table:table-cell>
          <table:table-cell table:formula="of:=[.C1]*[.G1]+[.D1]*[.G2]" office:value-type="float" office:value="-70.6262093043532" calcext:value-type="float">
            <text:p>-70,6262093044</text:p>
          </table:table-cell>
          <table:table-cell table:formula="of:=[.C1]*[.H1]+[.D1]*[.H2]" office:value-type="float" office:value="0" calcext:value-type="float">
            <text:p>0</text:p>
          </table:table-cell>
          <table:table-cell table:formula="of:=[.C1]*[.I1]+[.D1]*[.I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5" calcext:value-type="float">
            <text:p>0,785</text:p>
          </table:table-cell>
          <table:table-cell/>
          <table:table-cell table:formula="of:=SIN([.A2])" office:value-type="float" office:value="0.706825181105366" calcext:value-type="float">
            <text:p>0,7068251811</text:p>
          </table:table-cell>
          <table:table-cell table:formula="of:=COS([.A1])" office:value-type="float" office:value="0.7073882691672" calcext:value-type="float">
            <text:p>0,70738826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[.C2]*[.F1]+[.D2]*[.F2]" office:value-type="float" office:value="84.8584378969723" calcext:value-type="float">
            <text:p>84,858437897</text:p>
          </table:table-cell>
          <table:table-cell table:formula="of:=[.C2]*[.G1]+[.D2]*[.G2]" office:value-type="float" office:value="212.160171943977" calcext:value-type="float">
            <text:p>212,160171944</text:p>
          </table:table-cell>
          <table:table-cell table:formula="of:=[.C2]*[.H1]+[.D2]*[.H2]" office:value-type="float" office:value="0" calcext:value-type="float">
            <text:p>0</text:p>
          </table:table-cell>
          <table:table-cell table:formula="of:=[.C2]*[.I1]+[.D2]*[.I2]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float" office:value="-0.94" calcext:value-type="float">
            <text:p>-0,94</text:p>
          </table:table-cell>
          <table:table-cell/>
          <table:table-cell table:formula="of:=COS([.A8])" office:value-type="float" office:value="0.589788025031098" calcext:value-type="float">
            <text:p>0,589788025</text:p>
          </table:table-cell>
          <table:table-cell table:formula="of:=-SIN([.A9])" office:value-type="float" office:value="0.335371933240903" calcext:value-type="float">
            <text:p>0,33537193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C8]*[.F8]+[.D8]*[.F9]" office:value-type="float" office:value="15.149479833031" calcext:value-type="float">
            <text:p>15,149479833</text:p>
          </table:table-cell>
          <table:table-cell table:formula="of:=[.C8]*[.G8]+[.D8]*[.G9]" office:value-type="float" office:value="32.8431205839639" calcext:value-type="float">
            <text:p>32,843120584</text:p>
          </table:table-cell>
          <table:table-cell table:formula="of:=[.C8]*[.H8]+[.D8]*[.H9]" office:value-type="float" office:value="20.1800588316445" calcext:value-type="float">
            <text:p>20,1800588316</text:p>
          </table:table-cell>
          <table:table-cell table:formula="of:=[.C8]*[.I8]+[.D8]*[.I9]" office:value-type="float" office:value="37.8736995825775" calcext:value-type="float">
            <text:p>37,8736995826</text:p>
          </table:table-cell>
        </table:table-row>
        <table:table-row table:style-name="ro1">
          <table:table-cell office:value-type="float" office:value="-0.342" calcext:value-type="float">
            <text:p>-0,342</text:p>
          </table:table-cell>
          <table:table-cell/>
          <table:table-cell table:formula="of:=SIN([.A9])" office:value-type="float" office:value="-0.335371933240903" calcext:value-type="float">
            <text:p>-0,3353719332</text:p>
          </table:table-cell>
          <table:table-cell table:formula="of:=COS([.A8])" office:value-type="float" office:value="0.589788025031098" calcext:value-type="float">
            <text:p>0,58978802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formula="of:=[.C9]*[.F8]+[.D9]*[.F9]" office:value-type="float" office:value="-0.809558414507082" calcext:value-type="float">
            <text:p>-0,8095584145</text:p>
          </table:table-cell>
          <table:table-cell table:formula="of:=[.C9]*[.G8]+[.D9]*[.G9]" office:value-type="float" office:value="-10.8707164117342" calcext:value-type="float">
            <text:p>-10,8707164117</text:p>
          </table:table-cell>
          <table:table-cell table:formula="of:=[.C9]*[.H8]+[.D9]*[.H9]" office:value-type="float" office:value="8.03726196095939" calcext:value-type="float">
            <text:p>8,037261961</text:p>
          </table:table-cell>
          <table:table-cell table:formula="of:=[.C9]*[.I8]+[.D9]*[.I9]" office:value-type="float" office:value="-2.0238960362677" calcext:value-type="float">
            <text:p>-2,0238960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1:13:22.412000000</meta:creation-date>
    <dc:date>2017-08-25T12:01:51.706000000</dc:date>
    <meta:editing-duration>PT17M38S</meta:editing-duration>
    <meta:editing-cycles>1</meta:editing-cycles>
    <meta:document-statistic meta:table-count="1" meta:cell-count="40" meta:object-count="0"/>
    <meta:generator>LibreOffice/5.1.6.2$Windows_x86 LibreOffice_project/07ac168c60a517dba0f0d7bc7540f5afa45f0909</meta:generator>
  </office:meta>
</office:document-meta>
</file>